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86ce" officeooo:paragraph-rsid="001b86ce"/>
    </style:style>
    <style:style style:name="T1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) 5 para busca linear e <text:span text:style-name="T1">2</text:span> para busca binária.</text:p>
      <text:p text:style-name="P1"><text:s text:c="4"/>b) <text:span text:style-name="T1">8</text:span> para busca linear e <text:span text:style-name="T1">2</text:span> para busca binária.</text:p>
      <text:p text:style-name="P1"><text:s text:c="4"/>c) Tanto na busca binaria e linear pega o mais próximo a esquerda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meta:editing-cycles>3</meta:editing-cycles>
    <meta:creation-date>2008-08-22T11:41:04</meta:creation-date>
    <dc:date>2021-04-29T23:48:12.321941120</dc:date>
    <meta:editing-duration>PT9M7S</meta:editing-duration>
    <meta:document-statistic meta:table-count="0" meta:image-count="0" meta:object-count="0" meta:page-count="1" meta:paragraph-count="3" meta:word-count="34" meta:character-count="169" meta:non-whitespace-character-count="130"/>
  </office:meta>
</office:document-meta>
</file>